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DA0000047083406B2C79D160E0.png" manifest:media-type="image/png"/>
  <manifest:file-entry manifest:full-path="Pictures/1000020100000338000000146631CAFEEAB425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55cm"/>
    </style:style>
    <style:style style:name="gr4" style:family="graphic" style:parent-style-name="standard">
      <style:graphic-properties draw:stroke="none" svg:stroke-color="#000000" draw:fill="none" draw:fill-color="#ffffff" fo:min-height="2.1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  <style:text-properties style:font-name="Linux Biolinum G"/>
    </style:style>
    <style:style style:name="P5" style:family="paragraph">
      <loext:graphic-properties draw:fill="none" draw:fill-color="#ffffff"/>
      <style:paragraph-properties fo:text-align="start"/>
      <style:text-properties style:font-name="Linux Biolinum G"/>
    </style:style>
    <style:style style:name="T1" style:family="text">
      <style:text-properties style:font-name="Linux Biolinum G" fo:font-style="italic" style:font-style-asian="italic" style:font-style-complex="italic"/>
    </style:style>
    <style:style style:name="T2" style:family="text">
      <style:text-properties style:font-name="Linux Biolinum G"/>
    </style:style>
    <style:style style:name="T3" style:family="text">
      <style:text-properties style:font-name="Linux Biolinum G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001cm" svg:height="0.678cm" svg:x="-0.001cm" svg:y="15.125cm">
          <draw:image xlink:href="Pictures/1000020100000338000000146631CAFEEAB425B3.png" xlink:type="simple" xlink:show="embed" xlink:actuate="onLoad">
            <text:p/>
          </draw:image>
        </draw:frame>
        <draw:frame draw:style-name="gr2" draw:text-style-name="P2" draw:layer="layout" svg:width="18.8cm" svg:height="12.175cm" svg:x="8.9cm" svg:y="0.2cm">
          <draw:image xlink:href="Pictures/10000201000006DA0000047083406B2C79D160E0.png" xlink:type="simple" xlink:show="embed" xlink:actuate="onLoad">
            <text:p/>
          </draw:image>
        </draw:frame>
        <draw:frame draw:style-name="gr3" draw:text-style-name="P3" draw:layer="layout" svg:width="7.1cm" svg:height="1.8cm" svg:x="0.9cm" svg:y="4.6cm">
          <draw:text-box>
            <text:p><text:a xlink:href="http://www.sppas.org/" xlink:type="simple">http://www.sppas.org</text:a></text:p>
            <text:p/>
          </draw:text-box>
        </draw:frame>
        <draw:frame draw:style-name="gr4" draw:text-style-name="P5" draw:layer="layout" svg:width="27.5cm" svg:height="2.411cm" svg:x="0.1cm" svg:y="12.7cm">
          <draw:text-box>
            <text:p text:style-name="P4"><text:span text:style-name="T1">Brigitte BIGI</text:span><text:span text:style-name="T2"> (2015). </text:span><text:span text:style-name="T3">SPPAS - Multi-lingual Approaches to the Automatic Annotation of Speech</text:span><text:span text:style-name="T2">. In "the Phonetician" - International Society of Phonetic Sciences, ISSN 0741-6164, Number 111-112 / 2015-I-II, pages 54-69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7:37:13.152975259</meta:creation-date>
    <dc:date>2018-06-29T11:17:31.232000000</dc:date>
    <meta:editing-duration>PT1H54M30S</meta:editing-duration>
    <meta:editing-cycles>21</meta:editing-cycles>
    <meta:generator>LibreOffice/5.3.6.1$Windows_x86 LibreOffice_project/686f202eff87ef707079aeb7f485847613344eb7</meta:generator>
    <meta:document-statistic meta:object-count="4"/>
  </office:meta>
</office:document-meta>
</file>